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2.498cm" fo:margin-right="0cm" fo:text-indent="-1.263cm" style:auto-text-indent="false"/>
    </style:style>
    <style:style style:name="P3" style:family="paragraph" style:parent-style-name="Standard">
      <style:paragraph-properties fo:margin-left="2.498cm" fo:margin-right="0cm" fo:text-indent="-1.263cm" style:auto-text-indent="false"/>
      <style:text-properties officeooo:paragraph-rsid="001b951b"/>
    </style:style>
    <style:style style:name="P4" style:family="paragraph" style:parent-style-name="Standard">
      <style:paragraph-properties fo:margin-left="2.498cm" fo:margin-right="0cm" fo:text-indent="-1.249cm" style:auto-text-indent="false"/>
    </style:style>
    <style:style style:name="P5" style:family="paragraph" style:parent-style-name="Standard">
      <style:paragraph-properties fo:margin-left="0cm" fo:margin-right="0cm" fo:text-indent="1.249cm" style:auto-text-indent="false"/>
    </style:style>
    <style:style style:name="P6" style:family="paragraph" style:parent-style-name="Standard">
      <style:paragraph-properties fo:margin-left="1.235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officeooo:rsid="001b951b" officeooo:paragraph-rsid="001b951b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bold" officeooo:rsid="001d6f7d" officeooo:paragraph-rsid="001d6f7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officeooo:rsid="001eeadf" officeooo:paragraph-rsid="001eeadf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bold" officeooo:rsid="00205d86" officeooo:paragraph-rsid="00205d86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bold" officeooo:rsid="0021fd21" officeooo:paragraph-rsid="0021fd21" style:font-weight-asian="bold" style:font-weight-complex="bold"/>
    </style:style>
    <style:style style:name="P13" style:family="paragraph" style:parent-style-name="List_20_Paragraph">
      <style:paragraph-properties fo:margin-left="1.87cm" fo:margin-right="0cm" fo:text-indent="0cm" style:auto-text-indent="false"/>
    </style:style>
    <style:style style:name="P14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officeooo:paragraph-rsid="0022ca30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normal" officeooo:rsid="001b951b" officeooo:paragraph-rsid="001b951b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officeooo:rsid="001d6f7d" officeooo:paragraph-rsid="001d6f7d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rsid="001eeadf" officeooo:paragraph-rsid="001eeadf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officeooo:rsid="00205d86" officeooo:paragraph-rsid="00205d86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normal" officeooo:rsid="00205d86" officeooo:paragraph-rsid="0022ca30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normal" officeooo:rsid="0021fd21" officeooo:paragraph-rsid="0021fd21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weight="bold" officeooo:rsid="001d6f7d" officeooo:paragraph-rsid="0022ca30" style:font-weight-asian="bold" style:font-weight-complex="bold"/>
    </style:style>
    <style:style style:name="P24" style:family="paragraph" style:parent-style-name="List_20_Paragraph" style:list-style-name="WWNum1"/>
    <style:style style:name="P25" style:family="paragraph" style:parent-style-name="List_20_Paragraph" style:list-style-name="WWNum2"/>
    <style:style style:name="P26" style:family="paragraph" style:parent-style-name="List_20_Paragraph" style:list-style-name="WWNum4"/>
    <style:style style:name="P27" style:family="paragraph" style:parent-style-name="List_20_Paragraph" style:list-style-name="WWNum8"/>
    <style:style style:name="P28" style:family="paragraph" style:parent-style-name="List_20_Paragraph" style:list-style-name="WWNum10"/>
    <style:style style:name="P29" style:family="paragraph" style:parent-style-name="List_20_Paragraph" style:list-style-name="WWNum11"/>
    <style:style style:name="T1" style:family="text">
      <style:text-properties style:text-position="super 58%"/>
    </style:style>
    <style:style style:name="T2" style:family="text">
      <style:text-properties officeooo:rsid="001b951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6f7d" style:font-weight-asian="normal" style:font-weight-complex="normal"/>
    </style:style>
    <style:style style:name="T5" style:family="text">
      <style:text-properties fo:font-weight="normal" officeooo:rsid="001eeadf" style:font-weight-asian="normal" style:font-weight-complex="normal"/>
    </style:style>
    <style:style style:name="T6" style:family="text">
      <style:text-properties fo:font-weight="normal" officeooo:rsid="00205d86" style:font-weight-asian="normal" style:font-weight-complex="normal"/>
    </style:style>
    <style:style style:name="T7" style:family="text">
      <style:text-properties fo:font-weight="normal" officeooo:rsid="0021fd21" style:font-weight-asian="normal" style:font-weight-complex="normal"/>
    </style:style>
    <style:style style:name="T8" style:family="text">
      <style:text-properties officeooo:rsid="00205d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scription</text:p>
      <text:p text:style-name="P1"/>
      <text:p text:style-name="Standard">Niveau : But utilisateur</text:p>
      <text:p text:style-name="Standard">But : Créer un compte sur le système</text:p>
      <text:p text:style-name="Standard">Acteur principal : Internaute</text:p>
      <text:p text:style-name="Standard"/>
      <text:p text:style-name="Standard"><text:span text:style-name="T8">Scénario principal </text:span>: </text:p>
      <text:list xml:id="list906304273" text:style-name="WWNum1">
        <text:list-item>
          <text:p text:style-name="P24">L’internaute rempli le formulaire en saisissant nom, prénom, adresse mail, mot de passe et sa confirmation, date de naissance, adresse et numéro de téléphone. Il valide le formulaire.</text:p>
        </text:list-item>
        <text:list-item>
          <text:p text:style-name="P24">Le système confirme la bonne réception du formulaire et envoi un mail pour activer le compte.</text:p>
        </text:list-item>
        <text:list-item>
          <text:p text:style-name="P24">L’internaute clique sur le lien d’activation du mail envoyé par le système.</text:p>
        </text:list-item>
        <text:list-item>
          <text:p text:style-name="P24">Le système confirme à l’utilisateur que son compte est bien activé.</text:p>
        </text:list-item>
      </text:list>
      <text:p text:style-name="Standard"/>
      <text:p text:style-name="Standard">Autres <text:span text:style-name="T8">scénarios </text:span>: </text:p>
      <text:p text:style-name="P2">2.a.<text:tab/>L’adresse mail existe déjà dans la base de données.</text:p>
      <text:p text:style-name="P2">2.a.1<text:tab/>Le système demande à ce qu’une autre adresse mail soit rentrée.</text:p>
      <text:p text:style-name="P2">2.b<text:tab/>Le mot de passe rentré ne respecte pas les consignes de sécurité.</text:p>
      <text:p text:style-name="P2">2.b.1<text:tab/>Le système demande à ce qu’un autre mot de passe conforme soit rentré.</text:p>
      <text:p text:style-name="P2">2.c<text:tab/>Le mot de passe de confirmation ne correspond pas avec le mot de passe rentré.</text:p>
      <text:p text:style-name="P2">2.c.1<text:tab/>Le système invite l’internaute à reconfirmer le mot de passe en mettant le même que celui choisi.</text:p>
      <text:p text:style-name="P2">2.d<text:tab/>L’adresse mail n’existe pas.</text:p>
      <text:p text:style-name="P2">2.d.1<text:tab/>Le système demande de rentrer une bonne adresse mail.</text:p>
      <text:p text:style-name="Standard"/>
      <text:p text:style-name="Standard"/>
      <text:p text:style-name="P1">Connexion</text:p>
      <text:p text:style-name="Standard"/>
      <text:p text:style-name="Standard">Niveau : sous-fonction</text:p>
      <text:p text:style-name="Standard">But : authentifier l’internaute auprès du système</text:p>
      <text:p text:style-name="Standard">Acteur principal : Internaute</text:p>
      <text:p text:style-name="Standard"/>
      <text:p text:style-name="P16"><text:span text:style-name="T8">Scénario principal </text:span>: </text:p>
      <text:list xml:id="list3085922772" text:style-name="WWNum2">
        <text:list-item>
          <text:p text:style-name="P25">L’internaute saisit son adresse mail avec laquelle il s’est inscrit (login) et son mot de passe, et clique sur « Se connecter ».</text:p>
        </text:list-item>
        <text:list-item>
          <text:p text:style-name="P25">Le système envoie une clef de session, et renvoie l’internaute vers sa page « profil ».</text:p>
        </text:list-item>
      </text:list>
      <text:p text:style-name="Standard"/>
      <text:p text:style-name="Standard">Autre <text:span text:style-name="T8">scénarios </text:span>:</text:p>
      <text:p text:style-name="Standard"><text:tab/>2.a<text:tab/>Le login n’existe pas dans la base de données du système.</text:p>
      <text:p text:style-name="Standard"><text:tab/>2.a.1<text:tab/>Le système envoie un message d’erreur et propose de rediriger l’internaute<text:tab/><text:tab/>vers la page d’inscription.</text:p>
      <text:p text:style-name="Standard"><text:tab/>2.b<text:tab/>Le mot de passe n’est pas correct.</text:p>
      <text:p text:style-name="Standard"><text:tab/>2.b.1<text:tab/>Le système envoie un message d’erreur et propose de rediriger l’internaute<text:tab/><text:tab/>vers la page d’inscription.</text:p>
      <text:p text:style-name="P1"><text:soft-page-break/>Financer projet</text:p>
      <text:p text:style-name="Standard"/>
      <text:p text:style-name="Standard">Niveau : But utilisateur</text:p>
      <text:p text:style-name="Standard">But : Investir dans la mission pour devenir sponsor de la mission</text:p>
      <text:p text:style-name="Standard">Acteur principal : Sponsor</text:p>
      <text:p text:style-name="Standard"/>
      <text:p text:style-name="P16"><text:span text:style-name="T8">Scénario principal </text:span>: </text:p>
      <text:list xml:id="list3764235861" text:style-name="WWNum4">
        <text:list-item>
          <text:p text:style-name="P26">Le sponsor rempli un formulaire pour renseigner les coordonnées de l’organisation qu’il représente. </text:p>
        </text:list-item>
        <text:list-item>
          <text:p text:style-name="P26">Le sponsor saisit le montant du financement et clique sur payer.</text:p>
        </text:list-item>
        <text:list-item>
          <text:p text:style-name="P26">Le sponsor renseigne les coordonnées bancaires.</text:p>
        </text:list-item>
        <text:list-item>
          <text:p text:style-name="P26">Le transfert bancaire se réalise.</text:p>
        </text:list-item>
        <text:list-item>
          <text:p text:style-name="P26">Le rang du sponsor est dévoilé au sponsor, et lui indique s’il figure parmi les Grands Sponsors.</text:p>
        </text:list-item>
      </text:list>
      <text:p text:style-name="Standard"/>
      <text:p text:style-name="Standard">Autres <text:span text:style-name="T8">scénarios </text:span>: </text:p>
      <text:p text:style-name="P3">1.a.<text:tab/>Nous ne sommes plus dans la phase de financement. </text:p>
      <text:p text:style-name="P3"><text:span text:style-name="T2">1.a.1<text:tab/></text:span>Un message est dévoilé au sponsor <text:span text:style-name="T2">pour le lui en avertir</text:span>.</text:p>
      <text:p text:style-name="P2">1.a.1<text:tab/>Le sponsor est invité à retourner sur la page d’accueil.</text:p>
      <text:p text:style-name="P2">4.a.<text:tab/>Les coordonnées bancaires comportent des erreurs.</text:p>
      <text:p text:style-name="P2">4.a.1<text:tab/>Le sponsor rentre ses coordonnées bancaires en les corrigeant.</text:p>
      <text:p text:style-name="P2">5.a.<text:tab/>Le transfert bancaire n’a pas abouti pour une raison externe au système décrit.</text:p>
      <text:p text:style-name="P2">5.a.1.<text:tab/>L’erreur est notifiée au sponsor.</text:p>
      <text:p text:style-name="P4">6.1<text:tab/>Le sponsor rentre parmi les 30 plus grands sponsors </text:p>
      <text:p text:style-name="P4">6.1.1<text:tab/>Un mail lui est envoyé pour lui confirmer sa position.</text:p>
      <text:p text:style-name="P2">6.1.2<text:tab/>Un mail est envoyé au 31<text:span text:style-name="T1">ème</text:span> sponsor pour lui indiquer qu’il ne fait plus parti des Grands Sponsors.</text:p>
      <text:p text:style-name="Standard"/>
      <text:p text:style-name="Standard"/>
      <text:p text:style-name="P1">Connaître rang</text:p>
      <text:p text:style-name="Standard"/>
      <text:p text:style-name="Standard">Niveau : Sous-fonction</text:p>
      <text:p text:style-name="Standard">But : Prendre connaissance du classement du financement du sponsor par rapport aux autres sponsors.</text:p>
      <text:p text:style-name="Standard">Acteur principal : Sponsor</text:p>
      <text:p text:style-name="Standard"/>
      <text:p text:style-name="P16">Scénario<text:span text:style-name="T8"> principal </text:span>: </text:p>
      <text:list xml:id="list1100649337" text:style-name="WWNum8">
        <text:list-item>
          <text:p text:style-name="P27">Le sponsor prend connaissance de son rang par rapport aux autres utilisateurs.</text:p>
        </text:list-item>
      </text:list>
      <text:p text:style-name="Standard"/>
      <text:p text:style-name="Standard">Autre scénario<text:span text:style-name="T8">s</text:span> :</text:p>
      <text:p text:style-name="P5">2.1<text:tab/>Le sponsor augmente son financement pour être mieux classé.</text:p>
      <text:p text:style-name="P4">2.1.1<text:tab/>Si le sponsor rentre parmi les 30 plus grands sponsors, un mail lui est envoyé pour lui confirmer sa position.</text:p>
      <text:p text:style-name="P4">2.1.2<text:tab/>Si le sponsor rentre parmi les 30 plus grands sponsors, un mail est envoyé au 31<text:span text:style-name="T1">ème</text:span> sponsor pour lui indiquer qu’il ne fait plus parti des Grands Sponsors.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Augmenter financement</text:p>
      <text:p text:style-name="Standard"/>
      <text:p text:style-name="Standard">Niveau : But utilisateur</text:p>
      <text:p text:style-name="Standard">But : Augmenter l’argent déjà investi dans le projet</text:p>
      <text:p text:style-name="Standard">Acteur principal : Sponsor</text:p>
      <text:p text:style-name="Standard"/>
      <text:p text:style-name="P16"><text:span text:style-name="T8">Scénario principal </text:span>:</text:p>
      <text:list xml:id="list1612637844" text:style-name="WWNum10">
        <text:list-item>
          <text:p text:style-name="P28">Le sponsor saisit le montant qu’il souhaite rajouter à celui déjà investi et clique sur payer.</text:p>
        </text:list-item>
        <text:list-item>
          <text:p text:style-name="P28">Le transfert bancaire se réalise.</text:p>
        </text:list-item>
        <text:list-item>
          <text:p text:style-name="P28">Le nouveau rang du sponsor lui est dévoilé.</text:p>
        </text:list-item>
      </text:list>
      <text:p text:style-name="P13"/>
      <text:p text:style-name="Standard">Autre <text:span text:style-name="T8">scénarios :</text:span></text:p>
      <text:p text:style-name="P6">3.a.<text:tab/>Le transfert bancaire n’a pas abouti pour une raison externe au système décrit.</text:p>
      <text:p text:style-name="P6">3.a.1<text:tab/>L’erreur est notifiée au sponsor.</text:p>
      <text:p text:style-name="P6">4.1<text:tab/><text:bookmark text:name="_GoBack"/>Le sponsor rentre parmi les 30 plus grands sponsors </text:p>
      <text:p text:style-name="P6">4.1.1<text:tab/>Un mail lui est envoyé pour lui confirmer sa position.</text:p>
      <text:list xml:id="list3855622546" text:style-name="WWNum11">
        <text:list-item>
          <text:list>
            <text:list-item>
              <text:list>
                <text:list-item>
                  <text:p text:style-name="P29">Un mail est envoyé au 31<text:span text:style-name="T1">ème</text:span> sponsor pour lui indiquer qu’il ne fait plus parti des Grands Sponsors.</text:p>
                </text:list-item>
              </text:list>
            </text:list-item>
          </text:list>
        </text:list-item>
      </text:list>
      <text:p text:style-name="P6"/>
      <text:p text:style-name="P7"/>
      <text:p text:style-name="P8">Parcourir objets célestes</text:p>
      <text:p text:style-name="P17"/>
      <text:p text:style-name="P17">Niveau : sous-fonction</text:p>
      <text:p text:style-name="P8"><text:span text:style-name="T3">But : </text:span><text:span text:style-name="T4">Prendre connaissance des objets célestes pas encore nommé</text:span></text:p>
      <text:p text:style-name="P18">Acteur principal : Internaute</text:p>
      <text:p text:style-name="P18"/>
      <text:p text:style-name="P23"><text:span text:style-name="T3">S</text:span><text:span text:style-name="T6">cénario principal </text:span><text:span text:style-name="T3">: </text:span></text:p>
      <text:p text:style-name="P18">1.<text:tab/>L’internaute peut parcourir une liste d’objets célestes, avec une courte description de chacun d’entre eux.</text:p>
      <text:p text:style-name="P18">2.<text:tab/>Il clique sur un objet céleste et une externe description complète se déroule.</text:p>
      <text:p text:style-name="P18"/>
      <text:p text:style-name="P9"><text:span text:style-name="T3">Autre </text:span><text:span text:style-name="T6">scénarios </text:span><text:span text:style-name="T3">: </text:span></text:p>
      <text:p text:style-name="P18">2.1<text:tab/>Il clique sur un objet céleste et une description complète se déroule sur la page.</text:p>
      <text:p text:style-name="P18">2.2<text:tab/>Il clique sur acheter.</text:p>
      <text:p text:style-name="P18">2.3<text:tab/>Il est renvoyé sur la page d’achat de l’objet céleste.</text:p>
      <text:p text:style-name="P18"/>
      <text:p text:style-name="P18"/>
      <text:p text:style-name="P9">Acheter surnom</text:p>
      <text:p text:style-name="P18"/>
      <text:p text:style-name="P18">Niveau : But utilisateur</text:p>
      <text:p text:style-name="P18">But : Donner un surnom à un objet céleste</text:p>
      <text:p text:style-name="P18">Acteur principal : Internaute</text:p>
      <text:p text:style-name="P19"><text:s/></text:p>
      <text:p text:style-name="P18"><text:soft-page-break/></text:p>
      <text:p text:style-name="P23"><text:span text:style-name="T5">Scénario</text:span><text:span text:style-name="T6"> principal </text:span><text:span text:style-name="T3">:</text:span></text:p>
      <text:p text:style-name="P18">1.<text:tab/>L’internaute propose un surnom en le saisissant sur le système.</text:p>
      <text:p text:style-name="P18">2.<text:tab/>Le moteur de recherche valide le surnom.</text:p>
      <text:p text:style-name="P18">3.<text:tab/>L’internaute choisit de payer soit en carte bleue, soit en transfert bancaire.</text:p>
      <text:p text:style-name="P18">4.<text:tab/>L’internaute rentre ses coordonnées bancaires en fonction de son choix.</text:p>
      <text:p text:style-name="P19">5.<text:tab/>Le paiement est validé.</text:p>
      <text:p text:style-name="P19">6.<text:tab/>Un mail est envoyé à l’internaute, lui confirmant l’attribution du surnom à l’objet céleste choisi.</text:p>
      <text:p text:style-name="P19"/>
      <text:p text:style-name="P19">Autres scénarios :</text:p>
      <text:p text:style-name="P19">2.a<text:tab/>Le moteur de recherche invalide le surnom.</text:p>
      <text:p text:style-name="P19">2.a.1<text:tab/>On lui indique la raison.</text:p>
      <text:p text:style-name="P19">2.a.2<text:tab/>On lui propose de rentrer un autre surnom.</text:p>
      <text:p text:style-name="P10"><text:span text:style-name="T3">5.a.<text:tab/>L’internaute </text:span><text:span text:style-name="T6">a</text:span><text:span text:style-name="T3"> rentr</text:span><text:span text:style-name="T6">é</text:span><text:span text:style-name="T3"> de mauvaises informations bancaires.</text:span></text:p>
      <text:p text:style-name="P10"><text:span text:style-name="T3">5.a.1.<text:tab/>On lui demande de </text:span><text:span text:style-name="T6">rentrer les bonnes informations.</text:span></text:p>
      <text:p text:style-name="P20">5.b<text:tab/>Le paiement est invalidé pour une raison externe au système décrit.</text:p>
      <text:p text:style-name="P20">5.b.1<text:tab/>L’erreur est notifié à l’internaute.</text:p>
      <text:p text:style-name="P19"/>
      <text:p text:style-name="P19"/>
      <text:p text:style-name="P11">Valider surnom</text:p>
      <text:p text:style-name="P20"/>
      <text:p text:style-name="P20">Niveau : sous-fonction </text:p>
      <text:p text:style-name="P20">But utilisateur : confirmer que l’on peut attribuer un surnom à un objet céleste choisi par un internaute.</text:p>
      <text:p text:style-name="P20">Acteur principal : Moteur de recherche</text:p>
      <text:p text:style-name="P20"/>
      <text:p text:style-name="P21">Scénario principal :</text:p>
      <text:p text:style-name="P11"><text:span text:style-name="T3">1.<text:tab/>Le moteur de recherche lance </text:span><text:span text:style-name="T7">la recherche à partir d’un surnom choisi par un internaute, sur la base de données des surnoms déjà pris.</text:span></text:p>
      <text:p text:style-name="P12"><text:span text:style-name="T7">2.<text:tab/></text:span><text:span text:style-name="T3">Le moteur de recherche ne trouve rien.</text:span></text:p>
      <text:p text:style-name="P12"><text:span text:style-name="T3">3.<text:tab/></text:span><text:span text:style-name="T6">Le moteur de recherche lance </text:span><text:span text:style-name="T3">la recherche à partir d’un surnom choisi par un internaute, sur la base de données des surnoms interdits selon les règles de nommage définit par l’ESA .</text:span></text:p>
      <text:p text:style-name="P22">4.<text:tab/>Le moteur de recherche ne trouve rien.</text:p>
      <text:p text:style-name="P22">5.<text:tab/>On notifie à l’internaute que le surnom est validé.</text:p>
      <text:p text:style-name="P22"/>
      <text:p text:style-name="P22"/>
      <text:p text:style-name="P22">Autres scénarios : </text:p>
      <text:p text:style-name="P22">2.a<text:tab/>Le surnom est déjà pris.</text:p>
      <text:p text:style-name="P22">2.a.1 <text:tab/>On notifie à l’internaute que le surnom est déjà pris.</text:p>
      <text:p text:style-name="P22">4.a<text:tab/>Le surnom est interdit.</text:p>
      <text:p text:style-name="P22">4.a.1 <text:tab/>On notifie à l’internaute que le surnom est interdit selon les règles de nommage définit par l’E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7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7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47cm" fo:margin-left="1.464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2.5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37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4.99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8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1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lane Ladjal</meta:initial-creator>
    <meta:editing-cycles>3</meta:editing-cycles>
    <meta:creation-date>2018-11-20T21:47:00</meta:creation-date>
    <dc:date>2018-11-24T18:26:55.026426584</dc:date>
    <meta:editing-duration>PT3H9M6S</meta:editing-duration>
    <meta:generator>LibreOffice/6.0.6.2$Linux_X86_64 LibreOffice_project/00m0$Build-2</meta:generator>
    <meta:document-statistic meta:table-count="0" meta:image-count="0" meta:object-count="0" meta:page-count="4" meta:paragraph-count="121" meta:word-count="1115" meta:character-count="6599" meta:non-whitespace-character-count="55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